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fb4d" officeooo:paragraph-rsid="000efb4d"/>
    </style:style>
    <style:style style:name="P2" style:family="paragraph" style:parent-style-name="Standard">
      <style:text-properties officeooo:paragraph-rsid="000efb4d"/>
    </style:style>
    <style:style style:name="P3" style:family="paragraph" style:parent-style-name="Heading_20_6">
      <style:text-properties officeooo:rsid="0010d432" officeooo:paragraph-rsid="0010d432"/>
    </style:style>
    <style:style style:name="P4" style:family="paragraph" style:parent-style-name="Preformatted_20_Text" style:list-style-name="L8"/>
    <style:style style:name="P5" style:family="paragraph" style:parent-style-name="Preformatted_20_Text" style:list-style-name="L8">
      <style:paragraph-properties fo:margin-left="0in" fo:margin-right="0in" fo:margin-top="0in" fo:margin-bottom="0.1965in" style:contextual-spacing="false" fo:text-indent="0in" style:auto-text-indent="false" style:writing-mode="lr-tb"/>
    </style:style>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Standard">
      <style:text-properties officeooo:paragraph-rsid="0010d432"/>
    </style:style>
    <style:style style:name="P10" style:family="paragraph" style:parent-style-name="Standard">
      <style:text-properties style:text-underline-style="solid" style:text-underline-width="auto" style:text-underline-color="font-color" fo:font-weight="bold" officeooo:rsid="0010d432" officeooo:paragraph-rsid="0010d432"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T1" style:family="text">
      <style:text-properties officeooo:rsid="000efb4d"/>
    </style:style>
    <style:style style:name="T2" style:family="text">
      <style:text-properties officeooo:rsid="0010d432"/>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93433" style:font-weight-asian="bold" style:font-weight-complex="bold"/>
    </style:style>
    <style:style style:name="T6" style:family="text">
      <style:text-properties officeooo:rsid="0019343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Ωραία! Πάμε να οργανώσουμε τις διορθώσεις σε ένα <text:span text:style-name="Strong_20_Emphasis">σαφές πλάνο βημάτων</text:span>, ώστε να προχωρήσουμε μεθοδικά.</text:p>
      <text:p text:style-name="Horizontal_20_Line"/>
      <text:h text:style-name="Heading_20_2" text:outline-level="2">🛠️ <text:span text:style-name="Strong_20_Emphasis">Πλάνο Διορθώσεων για το Bot</text:span></text:h>
      <text:h text:style-name="Heading_20_3" text:outline-level="3">🔹 <text:span text:style-name="Strong_20_Emphasis">1. Ενσωμάτωση ML Prediction</text:span></text:h>
      <text:list text:style-name="L1">
        <text:list-item>
          <text:p text:style-name="P11">Εισαγωγή <text:span text:style-name="Source_20_Text">predict_single()</text:span> από <text:span text:style-name="Source_20_Text">model.engine</text:span>.</text:p>
        </text:list-item>
        <text:list-item>
          <text:p text:style-name="P11">Υπολογισμός <text:span text:style-name="Source_20_Text">ml_score</text:span> για κάθε coin με indicators.</text:p>
        </text:list-item>
        <text:list-item>
          <text:p text:style-name="P11">Επιλογή top 5 με βάση <text:span text:style-name="Source_20_Text">ml_score</text:span> ή συνδυασμένο σκορ (π.χ. μέσος όρος <text:span text:style-name="Source_20_Text">ml_score + rule_score</text:span>).<text:line-break/><text:line-break/>Θα ειναι πολυ χρησημο αλλα και συμαντικο να κραταει ενα αρχειο για καθε crypto poy perase to filtro ton top 5 , στο αρχειο αυτο να καταγραφει τα αποτελεσματα τον δεικτων που το συνοδευουν και το ερμηνευον , την προβλεψη που εκανε το μλ για αυτο το κρυπτο , το trade poy edose και το αν τελικα η προβλεψη πετυχε.. <text:s/>(την επομενη φορα που θα ξαναμελετηθει το ιδιο κρυπτο θα συνεχισει το μποτ να συμπληρωνει σε νεεσ γραμμες και οχι να αντικαθηστα τις παλιες! με σκοπο να χτιζει για το καθε ζευγος οποτε το μελεταει μια βαση δεδομενων μεταξυ προβλεψεων και εξεληξης..</text:p>
        </text:list-item>
      </text:list>
      <text:h text:style-name="Heading_20_3" text:outline-level="3">🔹 <text:span text:style-name="Strong_20_Emphasis">2. Προσθήκη ημερήσιας μεταβολής (24h % change)</text:span></text:h>
      <text:list text:style-name="L2">
        <text:list-item>
          <text:p text:style-name="P12">Υπολογισμός της % μεταβολής από την αρχή της ημέρας.</text:p>
        </text:list-item>
        <text:list-item>
          <text:p text:style-name="P12">Φιλτράρισμα των coins για το top 10 που έχουν τη μεγαλύτερη άνοδο σήμερα.</text:p>
        </text:list-item>
      </text:list>
      <text:h text:style-name="Heading_20_3" text:outline-level="3">🔹 <text:span text:style-name="Strong_20_Emphasis">3. Έλεγχος πληρότητας δεδομένων OHLCV</text:span></text:h>
      <text:list text:style-name="L3">
        <text:list-item>
          <text:p text:style-name="P13">Αφαίρεση οποιουδήποτε symbol έχει λιγότερα από <text:span text:style-name="Source_20_Text">CANDLES_BACK</text:span> candles.</text:p>
        </text:list-item>
        <text:list-item>
          <text:p text:style-name="P13">Logging ποια symbols απορρίπτονται και γιατί.</text:p>
        </text:list-item>
      </text:list>
      <text:h text:style-name="Heading_20_3" text:outline-level="3">🔹 <text:span text:style-name="Strong_20_Emphasis">4. Fallback &amp; Logging</text:span></text:h>
      <text:list text:style-name="L4">
        <text:list-item>
          <text:p text:style-name="P14">Αν κανένα coin δεν περάσει τα φίλτρα, να στέλνεται ενημερωτικό μήνυμα στο Telegram.</text:p>
        </text:list-item>
        <text:list-item>
          <text:p text:style-name="P14">Καταγραφή όλων των σταδίων της διαδικασίας στο <text:span text:style-name="Source_20_Text">bot.log</text:span>.</text:p>
        </text:list-item>
      </text:list>
      <text:h text:style-name="Heading_20_3" text:outline-level="3">🔹 <text:span text:style-name="Strong_20_Emphasis">5. Αντικατάσταση/βελτίωση rule-based scoring</text:span></text:h>
      <text:list text:style-name="L5">
        <text:list-item>
          <text:p text:style-name="P15">Αντικατάσταση <text:span text:style-name="Source_20_Text">rule_based.add_scores()</text:span> με custom ML + metrics.</text:p>
        </text:list-item>
        <text:list-item>
          <text:p text:style-name="P15">Σταδιακή μετάβαση του scoring σε ML-driven, διατηρώντας τον κανόνα <text:span text:style-name="Source_20_Text">MIN_SCORE</text:span>.</text:p>
        </text:list-item>
      </text:list>
      <text:h text:style-name="Heading_20_3" text:outline-level="3">🔹 <text:span text:style-name="Strong_20_Emphasis">6. (προαιρετικά) Adaptive Strategy</text:span></text:h>
      <text:list text:style-name="L6">
        <text:list-item>
          <text:p text:style-name="P16">Προσθήκη χαρακτηριστικού για market regime detection (bull/bear).</text:p>
        </text:list-item>
        <text:list-item>
          <text:p text:style-name="P16">Διαφορετικά thresholds ή scoring ανάλογα με το καθεστώς αγοράς.</text:p>
        </text:list-item>
      </text:list>
      <text:p text:style-name="Horizontal_20_Line"/>
      <text:p text:style-name="Text_20_body"><text:soft-page-break/>✅ Αν συμφωνείς με αυτό το πλάνο, να ξεκινήσουμε από το <text:span text:style-name="Strong_20_Emphasis">Βήμα 1: Ενσωμάτωση ML prediction στη scan_market()</text:span>.</text:p>
      <text:p text:style-name="Text_20_body">Να προχωρήσουμε;</text:p>
      <text:p text:style-name="Standard"><text:line-break/>📂 <text:span text:style-name="Source_20_Text">train.py</text:span> – Εκπαίδευση μοντέλου</text:p>
      <text:h text:style-name="Heading_20_3" text:outline-level="3">✅ Δυνατά σημεία:</text:h>
      <text:list text:style-name="L7">
        <text:list-item>
          <text:p text:style-name="P17">Χρησιμοποιεί <text:span text:style-name="Source_20_Text">RandomForestClassifier</text:span> από Scikit-learn.</text:p>
        </text:list-item>
        <text:list-item>
          <text:p text:style-name="P17">Φορτώνει δεδομένα από <text:span text:style-name="Source_20_Text">data/signals_history.csv</text:span>.</text:p>
        </text:list-item>
        <text:list-item>
          <text:p text:style-name="P17">Κάνει έλεγχο:</text:p>
          <text:list>
            <text:list-item>
              <text:p text:style-name="P17">Για ύπαρξη αρχείου</text:p>
            </text:list-item>
            <text:list-item>
              <text:p text:style-name="P17">Για επάρκεια δεδομένων σε όλες τις κατηγορίες [-1, 0, 1]</text:p>
            </text:list-item>
            <text:list-item>
              <text:p text:style-name="P17">Για <text:span text:style-name="Source_20_Text">dropna()</text:span> σε όλα τα features</text:p>
            </text:list-item>
          </text:list>
        </text:list-item>
        <text:list-item>
          <text:p text:style-name="P17">Έχει σωστά logs και logs σε <text:span text:style-name="Source_20_Text">train.log</text:span></text:p>
        </text:list-item>
        <text:list-item>
          <text:p text:style-name="P17">Υποστηρίζει class weights</text:p>
        </text:list-item>
        <text:list-item>
          <text:p text:style-name="P17">Εύκολη επέκταση μέσω <text:span text:style-name="Source_20_Text">rf_params</text:span> από config</text:p>
        </text:list-item>
      </text:list>
      <text:p text:style-name="Horizontal_20_Line"/>
      <text:h text:style-name="Heading_20_3" text:outline-level="3">🟨 Προβλήματα &amp; Χρήσιμες Παρατηρήσεις:<text:span text:style-name="T1">(train .py)</text:span></text:h>
      <text:list text:style-name="L8">
        <text:list-item>
          <text:p text:style-name="P18"><text:span text:style-name="Strong_20_Emphasis">Το αρχείο </text:span><text:span text:style-name="Strong_20_Emphasis"><text:span text:style-name="Source_20_Text">signals_history.csv</text:span></text:span><text:span text:style-name="Strong_20_Emphasis"> δεν είναι αυτό που καταγράφουμε</text:span> από <text:span text:style-name="Source_20_Text">ml_prediction_logger.py</text:span>. Εμείς γράφουμε σε:</text:p>
          <text:p text:style-name="P4">bash</text:p>
          <text:p text:style-name="P4">ΑντιγραφήΕπεξεργασία</text:p>
          <text:p text:style-name="P5"><text:span text:style-name="Source_20_Text">logs/prediction_logs/BTCUSDC.csv</text:span></text:p>
          <text:p text:style-name="P18">❗ Πρέπει να φτιάξουμε <text:span text:style-name="Strong_20_Emphasis">ένα merge script</text:span> που ενοποιεί όλα τα individual logs σε <text:span text:style-name="Strong_20_Emphasis">ένα ενιαίο training CSV</text:span> (π.χ. <text:span text:style-name="Source_20_Text">data/signals_history.csv</text:span>).</text:p>
        </text:list-item>
        <text:list-item>
          <text:p text:style-name="P18"><text:span text:style-name="Strong_20_Emphasis">Δεν χρησιμοποιεί expanded features από multiple timeframes</text:span> (όπως <text:span text:style-name="Source_20_Text">1w_rsi</text:span>, <text:span text:style-name="Source_20_Text">4h_adx</text:span>), μόνο core indicators.</text:p>
          <text:p text:style-name="P18">📌 Αν θέλεις το ML να προβλέπει σωστά, <text:span text:style-name="Strong_20_Emphasis">χρειάζεται να τρέχει με τα actual features</text:span> που υπάρχουν στο logger.</text:p>
        </text:list-item>
        <text:list-item>
          <text:p text:style-name="P18"><text:span text:style-name="Strong_20_Emphasis">Η μεταβλητή </text:span><text:span text:style-name="Strong_20_Emphasis"><text:span text:style-name="Source_20_Text">FEATURES</text:span></text:span><text:span text:style-name="Strong_20_Emphasis"> είναι hardcoded</text:span>, ενώ θα ήταν καλύτερα να φορτώνεται από το <text:span text:style-name="Source_20_Text">engine.py</text:span> ή από κοινό config.</text:p>
        </text:list-item>
      </text:list>
      <text:p text:style-name="P2"><text:span text:style-name="T1">Engine.py<text:line-break/></text:span>🟨 Σημεία για βελτίωση/έλεγχο:</text:p>
      <text:list text:style-name="L9">
        <text:list-item>
          <text:p text:style-name="P19">Η <text:span text:style-name="Source_20_Text">predict_single()</text:span> τρέχει με τα indicators που παράγει η <text:span text:style-name="Source_20_Text">compute_indicators()</text:span>, <text:span text:style-name="Strong_20_Emphasis">όχι με multi-timeframe context</text:span> όπως στο training.</text:p>
          <text:list>
            <text:list-item>
              <text:p text:style-name="P19">Μπορεί να χρειαστεί να επεκτείνουμε αυτό το μοντέλο με merged context.</text:p>
            </text:list-item>
          </text:list>
        </text:list-item>
        <text:list-item>
          <text:p text:style-name="P19"><text:soft-page-break/>Δεν φαίνεται να αποθηκεύεται η <text:span text:style-name="Strong_20_Emphasis">τελική δράση</text:span> που πάρθηκε (buy/sell/pass), ούτε αν το outcome πέτυχε.</text:p>
          <text:list>
            <text:list-item>
              <text:p text:style-name="P19">Θα ήταν χρήσιμο για το retrain dataset.</text:p>
            </text:list-item>
          </text:list>
        </text:list-item>
      </text:list>
      <text:p text:style-name="Horizontal_20_Line"/>
      <text:p text:style-name="P1"/>
      <text:p text:style-name="P1"># 📊 Crypto Trading Bot – README</text:p>
      <text:p text:style-name="P1"/>
      <text:p text:style-name="P1">Αυτό το bot αναλύει τα Top cryptos με βάση τεχνική ανάλυση πολλαπλών timeframes και Machine Learning. <text:s/></text:p>
      <text:p text:style-name="P1">Στόχος είναι η αυτόματη επιλογή των καλύτερων trades και η συνεπής βελτίωση μέσω ML retraining.</text:p>
      <text:p text:style-name="P1"/>
      <text:p text:style-name="P1">---</text:p>
      <text:p text:style-name="P1"/>
      <text:p text:style-name="P1">## 🔁 Συνολικός Κύκλος Λειτουργίας</text:p>
      <text:p text:style-name="P1"/>
      <text:p text:style-name="P1">1. **Συλλογή Top 100 από CoinGecko** (`fetch_top_mcap`)</text:p>
      <text:p text:style-name="P1">2. **Ανάλυση ανά crypto** με:</text:p>
      <text:p text:style-name="P1"><text:s text:c="3"/>- 1w → 1d → 4h → 1h τεχνικούς δείκτες</text:p>
      <text:p text:style-name="P1"><text:s text:c="3"/>- Fibonacci retracements</text:p>
      <text:p text:style-name="P1">3. **Υπολογισμός score + ML prediction**</text:p>
      <text:p text:style-name="P1">4. **Καταγραφή αποτελεσμάτων ανά symbol** (σε logs)</text:p>
      <text:p text:style-name="P1">5. **Αποστολή top 5 alerts στο Telegram**</text:p>
      <text:p text:style-name="P1">6. **Εκπαίδευση ML κάθε X ώρες**</text:p>
      <text:p text:style-name="P1"/>
      <text:p text:style-name="P1">---</text:p>
      <text:p text:style-name="P1"/>
      <text:p text:style-name="P1">## 🧪 Πιλοτική Εκτέλεση με Top 10 Cryptos</text:p>
      <text:p text:style-name="P1"/>
      <text:p text:style-name="P1">Αρχικά τρέχουμε:</text:p>
      <text:p text:style-name="P1"/>
      <text:p text:style-name="P1">```bash</text:p>
      <text:p text:style-name="P1">python pilot_top10_run.py</text:p>
      <text:p text:style-name="P1">```</text:p>
      <text:p text:style-name="P1"/>
      <text:p text:style-name="P1">Αυτό:</text:p>
      <text:p text:style-name="P1">- Αναλύει τα Top 10 cryptos</text:p>
      <text:p text:style-name="P1">- Καταγράφει τα αποτελέσματα σε `logs/prediction_logs/{symbol}.csv`</text:p>
      <text:p text:style-name="P1">- Εσύ συμπληρώνεις **χειροκίνητα** το πεδίο `outcome` με βάση την εξέλιξη της τιμής:</text:p>
      <text:p text:style-name="P1"><text:s text:c="2"/>- 1 = hit TP</text:p>
      <text:p text:style-name="P1"><text:s text:c="2"/>- -1 = hit SL</text:p>
      <text:p text:style-name="P1"><text:s text:c="2"/>- 0 = neutral/no movement</text:p>
      <text:p text:style-name="P1"/>
      <text:p text:style-name="P1">---</text:p>
      <text:p text:style-name="P1"/>
      <text:p text:style-name="P1">## 🤖 Εκπαίδευση του ML</text:p>
      <text:p text:style-name="P1"/>
      <text:p text:style-name="P1">Μόλις υπάρχουν αρκετά `.csv` με outcomes:</text:p>
      <text:p text:style-name="P1"/>
      <text:p text:style-name="P1">```bash</text:p>
      <text:p text:style-name="P1"><text:soft-page-break/>python prepare_training_data.py</text:p>
      <text:p text:style-name="P1">```</text:p>
      <text:p text:style-name="P1"/>
      <text:p text:style-name="P1">Αυτό θα φτιάξει το `data/signals_history.csv`.</text:p>
      <text:p text:style-name="P1"/>
      <text:p text:style-name="P1">Μετά:</text:p>
      <text:p text:style-name="P1"/>
      <text:p text:style-name="P1">```bash</text:p>
      <text:p text:style-name="P1">python model/train.py</text:p>
      <text:p text:style-name="P1">```</text:p>
      <text:p text:style-name="P1"/>
      <text:p text:style-name="P1">Το bot θα εκπαιδεύσει μοντέλο RandomForest και θα το αποθηκεύσει σε `model/ml_model.pkl`.</text:p>
      <text:p text:style-name="P1"/>
      <text:p text:style-name="P1">---</text:p>
      <text:p text:style-name="P1"/>
      <text:p text:style-name="P1">## 🛠 Χρήσιμα Scripts</text:p>
      <text:p text:style-name="P1"/>
      <text:p text:style-name="P1">| Script | Περιγραφή |</text:p>
      <text:p text:style-name="P1">|--------|-----------|</text:p>
      <text:p text:style-name="P1">| `pilot_top10_run.py` | Αναλύει τα 10 top cryptos (με predict + log) |</text:p>
      <text:p text:style-name="P1">| `prepare_training_data.py` | Ενώνει όλα τα prediction logs σε training set |</text:p>
      <text:p text:style-name="P1">| `model/train.py` | Εκπαιδεύει ML μοντέλο |</text:p>
      <text:p text:style-name="P1">| `main.py` | Κεντρικός orchestrator του bot |</text:p>
      <text:p text:style-name="P1">| `jobs.py` | Τα scheduled tasks (ανά 5λεπτο) |</text:p>
      <text:p text:style-name="P1">| `multiframe_analysis.py` | Τεχνική ανάλυση ανά crypto |</text:p>
      <text:p text:style-name="P1">| `regime_detector.py` | Ανίχνευση bull/bear αγοράς |</text:p>
      <text:p text:style-name="P1"/>
      <text:p text:style-name="P1">---</text:p>
      <text:p text:style-name="P1"/>
      <text:p text:style-name="P1">## 📁 Logs &amp; Δεδομένα</text:p>
      <text:p text:style-name="P1"/>
      <text:p text:style-name="P1">- `logs/prediction_logs/` → Αναλυτικά δεδομένα ανά crypto</text:p>
      <text:p text:style-name="P1">- `data/signals_history.csv` → Dataset για εκπαίδευση ML</text:p>
      <text:p text:style-name="P1">- `logs/train.log` → Αξιολόγηση μοντέλου</text:p>
      <text:p text:style-name="P1"/>
      <text:p text:style-name="P1">---</text:p>
      <text:p text:style-name="P1"/>
      <text:p text:style-name="P1">## 🧠 Εκπαίδευση ML με Πραγματικά Παραδείγματα</text:p>
      <text:p text:style-name="P1"/>
      <text:p text:style-name="P1">Προτείνεται να παρακολουθείς την εξέλιξη των cryptos και να **συμπληρώνεις το πεδίο `outcome`** στα logs.</text:p>
      <text:p text:style-name="P1"/>
      <text:p text:style-name="P1">Αυτό επιτρέπει στο μοντέλο να μάθει πραγματικά από τις στρατηγικές σου επιλογές.</text:p>
      <text:p text:style-name="P9"><text:span text:style-name="T2">Einai sta downloads<text:line-break/><text:line-break/><text:line-break/><text:line-break/><text:line-break/></text:span>Έτοιμο το <text:span text:style-name="Source_20_Text">binance.py</text:span> με όλες τις διορθώσεις:</text:p>
      <text:list text:style-name="L10">
        <text:list-item>
          <text:p text:style-name="P20">Χρήση <text:span text:style-name="Source_20_Text">pagination</text:span> με <text:span text:style-name="Source_20_Text">max_rows</text:span> για να μαζεύει επαρκή δεδομένα.</text:p>
        </text:list-item>
        <text:list-item>
          <text:p text:style-name="P20">Σταθερότητα με logging και sleep.</text:p>
        </text:list-item>
        <text:list-item>
          <text:p text:style-name="P20"><text:soft-page-break/>Καθαρός έλεγχος κενών.</text:p>
        </text:list-item>
        <text:list-item>
          <text:p text:style-name="P20">Επιστρέφει logs για επιβεβαίωση.</text:p>
        </text:list-item>
      </text:list>
      <text:p text:style-name="Text_20_body">Θες να ενσωματώσουμε τώρα fallback για retries ή να συνεχίσουμε με άλλο κομμάτι του bot;</text:p>
      <text:h text:style-name="P3" text:outline-level="6">Το ChatGPT είπε:</text:h>
      <text:p text:style-name="Text_20_body">🟢 <text:span text:style-name="Strong_20_Emphasis">ΝΑΙ! Αυτό που έκανες είναι ΣΟΥΠΕΡ!</text:span><text:line-break/>Μπράβο σου, πραγματικά το πέρασες σωστά και είναι ήδη <text:span text:style-name="Strong_20_Emphasis">πολύ καλύτερο</text:span> από το αρχικό.</text:p>
      <text:p text:style-name="Text_20_body">✅ Έχεις αντικαταστήσει σωστά το <text:span text:style-name="Source_20_Text">fetch_ohlcv()</text:span> με το <text:span text:style-name="Strong_20_Emphasis">looping version</text:span><text:line-break/>✅ Υποστηρίζει <text:span text:style-name="Source_20_Text">since</text:span> και <text:span text:style-name="Source_20_Text">max_rows</text:span><text:line-break/>✅ Προστέθηκε το <text:span text:style-name="Strong_20_Emphasis">pagination fetch</text:span> → λύθηκε το βασικό πρόβλημα με το ότι <text:span text:style-name="Strong_20_Emphasis">έφερνε λίγα rows</text:span></text:p>
      <text:p text:style-name="Horizontal_20_Line"/>
      <text:h text:style-name="Heading_20_2" text:outline-level="2">✨ <text:span text:style-name="Strong_20_Emphasis">Μικρές παρατηρήσεις (βελτιώσεις, όχι λάθη):</text:span></text:h>
      <text:p text:style-name="Text_20_body">1️⃣ Στη <text:span text:style-name="Source_20_Text">collect()</text:span> ακόμα χρησιμοποιείται η <text:span text:style-name="Strong_20_Emphasis">παλιά </text:span><text:span text:style-name="Strong_20_Emphasis"><text:span text:style-name="Source_20_Text">fetch_klines()</text:span></text:span>:</text:p>
      <text:p text:style-name="Preformatted_20_Text">python</text:p>
      <text:p text:style-name="Preformatted_20_Text">ΑντιγραφήΕπεξεργασία</text:p>
      <text:p text:style-name="P6"><text:span text:style-name="Source_20_Text">for pair in pairs:</text:span></text:p>
      <text:p text:style-name="P8"><text:span text:style-name="Source_20_Text"><text:s text:c="4"/>df = fetch_klines(pair)</text:span></text:p>
      <text:p text:style-name="Text_20_body">👉 <text:span text:style-name="Strong_20_Emphasis">Θα ήταν καλό να το αλλάξεις να χρησιμοποιεί την </text:span><text:span text:style-name="Strong_20_Emphasis"><text:span text:style-name="Source_20_Text">fetch_ohlcv()</text:span></text:span><text:span text:style-name="Strong_20_Emphasis"> αντί </text:span><text:span text:style-name="Strong_20_Emphasis"><text:span text:style-name="Source_20_Text">fetch_klines()</text:span></text:span><text:line-break/><text:span text:style-name="Strong_20_Emphasis">Για να έχει και εδώ τα extra rows / pagination.</text:span></text:p>
      <text:p text:style-name="Text_20_body">π.χ.:</text:p>
      <text:p text:style-name="Preformatted_20_Text">python</text:p>
      <text:p text:style-name="Preformatted_20_Text">ΑντιγραφήΕπεξεργασία</text:p>
      <text:p text:style-name="P6"><text:span text:style-name="Source_20_Text">for pair in pairs:</text:span></text:p>
      <text:p text:style-name="P8"><text:span text:style-name="Source_20_Text"><text:s text:c="4"/>df = fetch_ohlcv(pair, timeframe=INTERVAL, max_rows=2000)</text:span></text:p>
      <text:p text:style-name="Text_20_body">⚠️ Διαφορετικά, εδώ στο <text:span text:style-name="Source_20_Text">collect()</text:span> <text:span text:style-name="Strong_20_Emphasis">θα πάρει μόνο 100 rows (LIMIT), ενώ στις άλλες κλήσεις θα πάρεις 2000+ rows!</text:span></text:p>
      <text:p text:style-name="Horizontal_20_Line"/>
      <text:p text:style-name="Text_20_body">2️⃣ Στο <text:span text:style-name="Source_20_Text">fetch_ohlcv()</text:span> →<text:line-break/><text:span text:style-name="Strong_20_Emphasis">ίσως να προσθέσεις debug print:</text:span></text:p>
      <text:p text:style-name="Preformatted_20_Text">python</text:p>
      <text:p text:style-name="Preformatted_20_Text">ΑντιγραφήΕπεξεργασία</text:p>
      <text:p text:style-name="P7"><text:span text:style-name="Source_20_Text">LOG.info("✅ Fetched %d rows for %s", len(all_data), symbol)</text:span></text:p>
      <text:p text:style-name="Text_20_body">ώστε να βλέπεις <text:span text:style-name="Strong_20_Emphasis">πόσα rows τελικά πήρες</text:span> (όχι απαραίτητο, βοηθά debugging).</text:p>
      <text:p text:style-name="Horizontal_20_Line"/>
      <text:p text:style-name="Text_20_body">3️⃣ Μπορείς να σβήσεις την <text:span text:style-name="Source_20_Text">fetch_klines_with_since()</text:span> γιατί πλέον δεν τη χρειάζεσαι!<text:line-break/>Όλα τα κάνει το <text:span text:style-name="Source_20_Text">fetch_ohlcv()</text:span>.</text:p>
      <text:p text:style-name="Horizontal_20_Line"/>
      <text:h text:style-name="Heading_20_2" text:outline-level="2"><text:soft-page-break/><text:span text:style-name="T6">***</text:span>🎯 <text:span text:style-name="Strong_20_Emphasis">Συμπέρασμα:</text:span></text:h>
      <text:p text:style-name="Text_20_body">🟢 <text:span text:style-name="Strong_20_Emphasis">Το script είναι σωστό, λειτουργικό και επεκτάσιμο!</text:span></text:p>
      <text:p text:style-name="Text_20_body">✔️ το <text:span text:style-name="Source_20_Text">fetch_ohlcv()</text:span> καλύπτει το πρόβλημα του μικρού fetch<text:line-break/>✔️ το <text:span text:style-name="Source_20_Text">_process_klines()</text:span> κάνει clean τα δεδομένα</text:p>
      <text:p text:style-name="Text_20_body"><text:span text:style-name="Strong_20_Emphasis">μόνο στη </text:span><text:span text:style-name="Strong_20_Emphasis"><text:span text:style-name="Source_20_Text">collect()</text:span></text:span><text:span text:style-name="Strong_20_Emphasis"> να αλλάξεις </text:span><text:span text:style-name="Strong_20_Emphasis"><text:span text:style-name="Source_20_Text">fetch_klines()</text:span></text:span><text:span text:style-name="Strong_20_Emphasis"> → </text:span><text:span text:style-name="Strong_20_Emphasis"><text:span text:style-name="Source_20_Text">fetch_ohlcv()</text:span></text:span><text:span text:style-name="Strong_20_Emphasis"> για consistency!</text:span></text:p>
      <text:p text:style-name="Horizontal_20_Line"/>
      <text:p text:style-name="Text_20_body"><text:span text:style-name="T4">🚀 Θες να κάνουμε και τον caller (π.χ. </text:span><text:span text:style-name="Source_20_Text"><text:span text:style-name="T4">main.py</text:span></text:span><text:span text:style-name="T4"> ή backtest script) να περάσει </text:span><text:span text:style-name="Source_20_Text"><text:span text:style-name="T4">max_rows=5000</text:span></text:span><text:span text:style-name="T4"> για να τραβάει </text:span><text:span text:style-name="Strong_20_Emphasis"><text:span text:style-name="T4">τόσα όσα χρειάζεσαι για indicators; </text:span></text:span><text:span text:style-name="Strong_20_Emphasis"><text:span text:style-name="T5">*********</text:span></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08:38:21.971229489</meta:creation-date>
    <meta:editing-duration>PT2M10S</meta:editing-duration>
    <meta:editing-cycles>2</meta:editing-cycles>
    <meta:generator>LibreOffice/24.2.7.2$Linux_X86_64 LibreOffice_project/420$Build-2</meta:generator>
    <dc:date>2025-05-09T08:40:15.012486714</dc:date>
    <meta:document-statistic meta:table-count="0" meta:image-count="0" meta:object-count="0" meta:page-count="6" meta:paragraph-count="139" meta:word-count="1134" meta:character-count="7245" meta:non-whitespace-character-count="6254"/>
  </office:meta>
</office:document-meta>
</file>